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hough I would describe myself as a street photographer I am also interested in other genres. At school I studied Art and Design. My teacher had a saying “simplicity is the key note to good design.” I have tried to follow that doctrine in everything I do. When I apply that concept of simplicity to photography, it could be interpreted as minimalism.</text:p>
      <text:p text:style-name="P1"/>
      <text:p text:style-name="P1">My <text:span text:style-name="T1">Vistas</text:span> project combines minimalism with architectural and natural landscap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4-12-04T09:40:24.888264542</dc:date>
    <meta:editing-duration>PT43M37S</meta:editing-duration>
    <meta:editing-cycles>9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72" meta:character-count="432" meta:non-whitespace-character-count="362"/>
  </office:meta>
</office:document-meta>
</file>